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ext_20_body" style:master-page-name="Standard">
      <style:paragraph-properties fo:text-align="center" style:justify-single-word="false" style:page-number="auto"/>
      <style:text-properties fo:font-size="18pt" fo:language="gl" fo:country="ES" style:font-size-asian="18pt" style:font-size-complex="18pt"/>
    </style:style>
    <style:style style:name="P2" style:family="paragraph" style:parent-style-name="Text_20_body">
      <style:paragraph-properties fo:text-align="center" style:justify-single-word="false"/>
      <style:text-properties fo:font-size="18pt" fo:language="gl" fo:country="ES" style:font-size-asian="18pt" style:font-size-complex="18pt"/>
    </style:style>
    <style:style style:name="P3" style:family="paragraph" style:parent-style-name="Standard">
      <style:paragraph-properties fo:margin-top="0.199cm" fo:margin-bottom="0.101cm" style:contextual-spacing="false" fo:text-align="justify" style:justify-single-word="false"/>
      <style:text-properties fo:font-size="12pt" fo:language="gl" fo:country="ES" style:font-size-asian="12pt"/>
    </style:style>
    <style:style style:name="P4" style:family="paragraph" style:parent-style-name="Standard">
      <style:paragraph-properties fo:margin-left="1.508cm" fo:margin-right="0cm" fo:text-align="justify" style:justify-single-word="false" fo:text-indent="-1.508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1.508cm" fo:margin-right="0cm" fo:text-align="justify" style:justify-single-word="false" fo:text-indent="-1.508cm" style:auto-text-indent="false">
        <style:tab-stops/>
      </style:paragraph-properties>
      <style:text-properties style:font-name="Arial" fo:font-size="11pt" fo:background-color="transparent" style:font-size-asian="11pt" style:font-size-complex="11pt"/>
    </style:style>
    <style:style style:name="P6" style:family="paragraph" style:parent-style-name="Standard" style:list-style-name="WW8Num6">
      <style:paragraph-properties fo:margin-left="-0.635cm" fo:margin-right="0cm" fo:margin-top="0.199cm" fo:margin-bottom="0cm" style:contextual-spacing="false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fo:background-color="#83caff" style:font-size-asian="11pt"/>
    </style:style>
    <style:style style:name="P7" style:family="paragraph" style:parent-style-name="Standard" style:list-style-name="WW8Num6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fo:background-color="#83caff" style:font-size-asian="11pt"/>
    </style:style>
    <style:style style:name="P8" style:family="paragraph" style:parent-style-name="Standard" style:list-style-name="WW8Num6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style:use-window-font-color="true" loext:opacity="0%" fo:font-size="11pt" fo:language="gl" fo:country="ES" fo:background-color="#83caff" style:font-size-asian="11pt"/>
    </style:style>
    <style:style style:name="P9" style:family="paragraph" style:parent-style-name="Standard" style:list-style-name="WW8Num6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style:use-window-font-color="true" loext:opacity="0%" fo:font-size="11pt" fo:language="gl" fo:country="ES" fo:font-weight="normal" fo:background-color="#83caff" style:font-size-asian="11pt" style:font-weight-asian="normal" style:font-weight-complex="normal"/>
    </style:style>
    <style:style style:name="P10" style:family="paragraph" style:parent-style-name="Standard" style:list-style-name="WW8Num6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paragraph-rsid="001a910b" fo:background-color="#83caff" style:font-size-asian="11pt"/>
    </style:style>
    <style:style style:name="P11" style:family="paragraph" style:parent-style-name="Standard" style:list-style-name="WW8Num6">
      <style:paragraph-properties fo:margin-left="-0.635cm" fo:margin-right="0cm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officeooo:paragraph-rsid="00249b69" fo:background-color="#83caff" style:font-size-asian="11pt"/>
    </style:style>
    <style:style style:name="P12" style:family="paragraph" style:parent-style-name="Standard" style:list-style-name="WW8Num6">
      <style:paragraph-properties fo:margin-left="-0.63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1.386cm"/>
        </style:tab-stops>
      </style:paragraph-properties>
      <style:text-properties fo:font-size="11pt" fo:language="gl" fo:country="ES" fo:background-color="#83caff" style:font-size-asian="11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fo:language="gl" fo:country="ES"/>
    </style:style>
    <style:style style:name="T3" style:family="text">
      <style:text-properties fo:language="gl" fo:country="ES" style:text-underline-style="solid" style:text-underline-width="auto" style:text-underline-color="font-color"/>
    </style:style>
    <style:style style:name="T4" style:family="text">
      <style:text-properties fo:language="gl" fo:country="ES" style:text-underline-style="none"/>
    </style:style>
    <style:style style:name="T5" style:family="text">
      <style:text-properties fo:language="gl" fo:country="E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use-window-font-color="true" loext:opacity="0%" fo:language="gl" fo:country="ES" fo:background-color="transparent" loext:char-shading-value="0"/>
    </style:style>
    <style:style style:name="T7" style:family="text">
      <style:text-properties fo:language="gl" fo:country="ES" fo:background-color="transparent" loext:char-shading-value="0"/>
    </style:style>
    <style:style style:name="T8" style:family="text">
      <style:text-properties style:use-window-font-color="true" loext:opacity="0%"/>
    </style:style>
    <style:style style:name="T9" style:family="text">
      <style:text-properties officeooo:rsid="0016f64e"/>
    </style:style>
    <style:style style:name="T10" style:family="text">
      <style:text-properties officeooo:rsid="001863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Xestión de Bases de Datos</text:p>
      <text:p text:style-name="P2">Unidade 4- 1ª Parte – Realización de consultas (Editor de consultas) - Folla 1</text:p>
      <text:p text:style-name="P3">Dada a base de datos <text:span text:style-name="T1">libros</text:span> co seguinte esquema, efectuar en SQR as consultas que se indican usando o MySQL Query Browser. </text:p>
      <text:p text:style-name="P4"><text:span text:style-name="T2">titulos (</text:span><text:span text:style-name="T3">ti_isbn</text:span><text:span text:style-name="T4">, ti_titulo</text:span><text:span text:style-name="T2">, ti_anopub, ti_idedit, ti_descricion, ti_notas, ti_materia, ti_comentarios)</text:span></text:p>
      <text:p text:style-name="P4"><text:span text:style-name="T2">tituloautor(</text:span><text:span text:style-name="T5">ta_isbn</text:span><text:span text:style-name="T3">, ta_idautor</text:span><text:span text:style-name="T2">)</text:span></text:p>
      <text:p text:style-name="P4"><text:span text:style-name="T6">editoriais</text:span><text:span text:style-name="T2">(</text:span><text:span text:style-name="T3">ed_id</text:span><text:span text:style-name="T2">, ed_nome, ed_nomeempresa, ed_enderezo, ed_cidade, ed_estado, ed_cp, </text:span><text:span text:style-name="T7">ed_telefono, ed_fax, ed_comentarios)</text:span></text:p>
      <text:p text:style-name="P5">autores(au_id, au_nome, au_anon) </text:p>
      <text:list text:style-name="WW8Num6">
        <text:list-item>
          <text:p text:style-name="P6">Titulo e ano de publicación dos libros da base de datos.</text:p>
        </text:list-item>
        <text:list-item>
          <text:p text:style-name="P7">Nome dos autores rexistrados na base de datos.</text:p>
        </text:list-item>
        <text:list-item>
          <text:p text:style-name="P7">Cidades que son sede dalgunha editorial.</text:p>
        </text:list-item>
        <text:list-item>
          <text:p text:style-name="P7">O mesmo que o anterior, pero evitando duplicados.</text:p>
        </text:list-item>
        <text:list-item>
          <text:p text:style-name="P7">Nome comercial, Nome da empresa, Enderezo e Teléfono das editoriais con sede en 'New York'.</text:p>
        </text:list-item>
        <text:list-item>
          <text:p text:style-name="P7">Título e ano de publicación dos libros que tratan sobre a materia 'MySQL'.</text:p>
        </text:list-item>
        <text:list-item>
          <text:p text:style-name="P8">Título dos libros publicados pola editorial 'Yourdon'.</text:p>
        </text:list-item>
        <text:list-item>
          <text:p text:style-name="P8">Editoriais que publicaron libros sobre a materia 'C++'.</text:p>
        </text:list-item>
        <text:list-item>
          <text:p text:style-name="P8">Titulo de libros publicados por editoriais do estado de Illinois ('IL').</text:p>
        </text:list-item>
        <text:list-item>
          <text:p text:style-name="P9">Editoriais da cidade de 'Berkeley' que publicaron libros sobre a materia 'SQL'.</text:p>
        </text:list-item>
        <text:list-item>
          <text:p text:style-name="P7"><text:span text:style-name="T8">Auto</text:span>res de libros que tratan sobre 'Visual Basic' (o campo materia).</text:p>
        </text:list-item>
        <text:list-item>
          <text:p text:style-name="P10">Autores e títulos de libros que tratan sobre 'Visual Basic'.</text:p>
        </text:list-item>
        <text:list-item>
          <text:p text:style-name="P7">Título e materia da que tratan os libros escritos por 'Bard, Dick'.</text:p>
        </text:list-item>
        <text:list-item>
          <text:p text:style-name="P7">Materias sobre as que escriben os autores que naceron entre 1940 e 1950.</text:p>
        </text:list-item>
        <text:list-item>
          <text:p text:style-name="P7">Editoriais que teñen publicado libros despois de 1993.</text:p>
        </text:list-item>
        <text:list-item>
          <text:p text:style-name="P7">Editoriais que publicaron libros no ano 1993.</text:p>
        </text:list-item>
        <text:list-item>
          <text:p text:style-name="P7">Nome do autor e título dos libros publicados no ano 1993 sobre o tema 'SQL'.</text:p>
        </text:list-item>
        <text:list-item>
          <text:p text:style-name="P7">Nome das Editoriais da cidade de 'Anchorage' que publicaron libros de 'Visual Basic' e título dos libros.</text:p>
        </text:list-item>
        <text:list-item>
          <text:p text:style-name="P11">Títulos dos libros sobre os temas 'SQL <text:s/>Server' e 'Btrieve'.</text:p>
        </text:list-item>
        <text:list-item>
          <text:p text:style-name="P7">Título, ano de publicación, nome e ano de nacemento do autor dos libros publicados cando o seu autor tiña 48 anos.</text:p>
        </text:list-item>
        <text:list-item>
          <text:p text:style-name="P7">Libros escritos por autores cuxo nome comeza por W.</text:p>
        </text:list-item>
        <text:list-item>
          <text:p text:style-name="P7">Nome e ano de nacemento de autores cuxo nome contén un w sin ser na primeira posición (a primeira letra pode ser unha w ou non, pero, deber ter a lo menos unha w nas restantes posicións).</text:p>
        </text:list-item>
        <text:list-item>
          <text:p text:style-name="P7">Autores cuxo nome contén un z e un y.</text:p>
        </text:list-item>
        <text:list-item>
          <text:p text:style-name="P7">Autores cuxo nome contén as letras c, k e z.</text:p>
        </text:list-item>
        <text:list-item>
          <text:p text:style-name="P7">Autores cuxo nome ten consecutivamente as letras ck<text:span text:style-name="T9">z</text:span>.</text:p>
        </text:list-item>
        <text:list-item>
          <text:p text:style-name="P7">Obter o título dos libros publicados polas editoriais 'Prentice Hall' e 'Osborne' .</text:p>
        </text:list-item>
        <text:list-item>
          <text:p text:style-name="P7">Obter o titulo dos libros que tratan das materias 'Visual Basic', 'SQL' e ' <text:tab/>Prolog'.</text:p>
        </text:list-item>
        <text:list-item>
          <text:p text:style-name="P7">Nome das editoriais, ordenadas alfabeticamente.</text:p>
        </text:list-item>
        <text:list-item>
          <text:p text:style-name="P7">Obter o nome dos autores ordenados dos mais novos <text:span text:style-name="T10">ao</text:span>s mais vellos.</text:p>
        </text:list-item>
        <text:list-item>
          <text:p text:style-name="P7">Obter o título dos libros publicados antes de 1990, obter tamén a materia da que tratan e o nome dos seus autores. Ordenar o resultado por materia, e dentro da mesma materia, por nome do autor.</text:p>
        </text:list-item>
        <text:list-item>
          <text:p text:style-name="P7">Autores que publican algún libro o mesmo ano que se publicou 'Guide to Oracle'.</text:p>
        </text:list-item>
        <text:list-item>
          <text:p text:style-name="P12">Autores que publican algún libro o mesmo ano que se publicaron libros que tratan sobre 'Visual Basic'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8pt" fo:language="es" fo:country="ES" style:font-size-asian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angría_20_2_20_de_20_t._20_independiente" style:display-name="Sangría 2 de t. independiente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exto_20_independiente_20_2" style:display-name="Texto independiente 2" style:family="paragraph" style:parent-style-name="Standard">
      <style:paragraph-properties fo:margin-top="0.212cm" fo:margin-bottom="0.212cm" style:contextual-spacing="false" fo:text-align="justify" style:justify-single-word="false"/>
      <style:text-properties fo:font-size="12pt" fo:language="gl" fo:country="ES" style:font-size-asian="12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3z4" style:family="text">
      <style:text-properties style:font-name="Courier New" fo:font-family="'Courier New'" style:font-family-generic="modern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loext:num-list-format="%1%" text:bullet-char="">
        <style:list-level-properties text:min-label-width="0.635cm"/>
        <style:text-properties style:font-name="Wingdings"/>
      </text:list-level-style-bullet>
      <text:list-level-style-number text:level="2" loext:num-list-format="%2%)" style:num-suffix=")" style:num-format="1">
        <style:list-level-properties text:space-before="1.905cm" text:min-label-width="0.635cm"/>
      </text:list-level-style-number>
      <text:list-level-style-bullet text:level="3" text:style-name="WW8Num13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4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4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1.251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>
        <style:tab-stops>
          <style:tab-stop style:position="16.96cm" style:type="right"/>
        </style:tab-stops>
      </style:paragraph-properties>
      <style:text-properties fo:font-size="18pt" fo:language="gl" fo:country="ES" fo:font-style="italic" style:font-size-asian="18pt" style:font-style-asian="italic" style:font-size-complex="1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467cm" style:type="center"/>
          <style:tab-stop style:position="16.96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MT1" style:family="text">
      <style:text-properties officeooo:rsid="00192455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01cm" fo:margin-left="0cm" fo:margin-right="0cm" fo:margin-top="0.5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W</text:span><text:tab/>1º Curso</text:p>
      </style:header>
      <style:footer>
        <text:p text:style-name="MP2">IES A Pinguela<text:tab/>Curso 20<text:span text:style-name="MT1">22</text:span>-20<text:span text:style-name="MT1">23</text:span><text:tab/>Monforte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1</dc:title>
    <meta:initial-creator>Enrique Cabañas Olmo</meta:initial-creator>
    <meta:creation-date>2007-01-18T11:12:00</meta:creation-date>
    <dc:date>2025-02-16T01:25:50.916000000</dc:date>
    <meta:print-date>2007-12-18T10:52:39</meta:print-date>
    <dc:language>es-ES</dc:language>
    <meta:editing-cycles>82</meta:editing-cycles>
    <meta:editing-duration>PT7H10M17S</meta:editing-duration>
    <meta:document-statistic meta:table-count="0" meta:image-count="0" meta:object-count="0" meta:page-count="1" meta:paragraph-count="41" meta:word-count="513" meta:character-count="3017" meta:non-whitespace-character-count="2572"/>
    <meta:user-defined meta:name="Info 1"/>
    <meta:user-defined meta:name="Info 2"/>
    <meta:user-defined meta:name="Info 3"/>
    <meta:user-defined meta:name="Info 4"/>
  </office:meta>
</office:document-meta>
</file>